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b94" officeooo:paragraph-rsid="00076b9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6b94" officeooo:paragraph-rsid="00076b94" style:font-weight-asian="bold" style:font-weight-complex="bold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DE SELECTORES</text:p>
      <text:p text:style-name="P1"/>
      <text:p text:style-name="P1">1</text:p>
      <text:p text:style-name="P1"><text:tab/>p</text:p>
      <text:p text:style-name="P1"/>
      <text:p text:style-name="P1">2</text:p>
      <text:p text:style-name="P1"><text:tab/>#me</text:p>
      <text:p text:style-name="P1"/>
      <text:p text:style-name="P1">3</text:p>
      <text:p text:style-name="P1"><text:tab/>.lol</text:p>
      <text:p text:style-name="P1"/>
      <text:p text:style-name="P1">4</text:p>
      <text:p text:style-name="P1"><text:tab/>.lol.wut</text:p>
      <text:p text:style-name="P1"/>
      <text:p text:style-name="P1"><text:span text:style-name="T2">&lt;p class="lol wut"&gt;select me&lt;/p&gt;</text:span> </text:p>
      <text:p text:style-name="P1">&lt;p class="lol"&gt;but neither me&lt;/p&gt; </text:p>
      <text:p text:style-name="P1">&lt;p class="wut"&gt;nor me&lt;/p&gt; </text:p>
      <text:p text:style-name="P1"/>
      <text:p text:style-name="P1">5</text:p>
      <text:p text:style-name="P1"><text:tab/>p.meh</text:p>
      <text:p text:style-name="P1"/>
      <text:p text:style-name="P1"><text:span text:style-name="T2">&lt;p class="meh"&gt;select me&lt;/p&gt;</text:span> </text:p>
      <text:p text:style-name="P1">&lt;p&gt;but neither me&lt;/p&gt; </text:p>
      <text:p text:style-name="P1">&lt;em class="meh"&gt;nor me&lt;/em&gt; </text:p>
      <text:p text:style-name="P1"/>
      <text:p text:style-name="P1">6</text:p>
      <text:p text:style-name="P1"><text:tab/>p,#bop</text:p>
      <text:p text:style-name="P1"/>
      <text:p text:style-name="P1"><text:span text:style-name="T2">&lt;p&gt;select me&lt;/p&gt;</text:span> </text:p>
      <text:p text:style-name="P1"><text:span text:style-name="T2">&lt;em id="bop"&gt;and me&lt;/em&gt;</text:span> </text:p>
      <text:p text:style-name="P1">&lt;em&gt;but not me&lt;/em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2:48:06.906000000</meta:creation-date>
    <dc:date>2024-09-12T12:59:07.285000000</dc:date>
    <meta:editing-duration>PT11M</meta:editing-duration>
    <meta:editing-cycles>1</meta:editing-cycles>
    <meta:document-statistic meta:table-count="0" meta:image-count="0" meta:object-count="0" meta:page-count="1" meta:paragraph-count="22" meta:word-count="43" meta:character-count="297" meta:non-whitespace-character-count="261"/>
    <meta:generator>LibreOffice/7.6.2.1$Windows_X86_64 LibreOffice_project/56f7684011345957bbf33a7ee678afaf4d2ba333</meta:generator>
  </office:meta>
</office:document-meta>
</file>